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Amazon Ember" svg:font-family="'Amazon Ember', Arial, sans-serif"/>
    <style:font-face style:name="Lohit Devanagari1" svg:font-family="'Lohit Devanagari'"/>
    <style:font-face style:name="Liberation Sans" svg:font-family="'Liberation Sans'" style:font-family-generic="swiss"/>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d08e1"/>
    </style:style>
    <style:style style:name="P2" style:family="paragraph" style:parent-style-name="Heading_20_3">
      <style:text-properties officeooo:rsid="0010d334" officeooo:paragraph-rsid="0010d334"/>
    </style:style>
    <style:style style:name="P3" style:family="paragraph" style:parent-style-name="Standard">
      <style:text-properties officeooo:rsid="0010d334" officeooo:paragraph-rsid="0010d334"/>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0d334" officeooo:paragraph-rsid="0010d334" style:font-weight-asian="bold" style:font-weight-complex="bold"/>
    </style:style>
    <style:style style:name="P6" style:family="paragraph" style:parent-style-name="Standard">
      <style:text-properties fo:font-weight="bold" officeooo:rsid="0013c815" officeooo:paragraph-rsid="0013c815" style:font-weight-asian="bold" style:font-weight-complex="bold"/>
    </style:style>
    <style:style style:name="P7" style:family="paragraph" style:parent-style-name="Standard">
      <style:text-properties fo:font-weight="normal" officeooo:rsid="0010d334" officeooo:paragraph-rsid="0010d334" style:font-weight-asian="normal" style:font-weight-complex="normal"/>
    </style:style>
    <style:style style:name="P8" style:family="paragraph" style:parent-style-name="Standard">
      <style:text-properties style:font-name="DejaVu Sans" fo:font-size="11pt" style:font-size-asian="11pt" style:font-size-complex="11pt"/>
    </style:style>
    <style:style style:name="P9" style:family="paragraph" style:parent-style-name="Standard">
      <style:paragraph-properties fo:margin-left="0in" fo:margin-right="0in" fo:text-indent="0in" style:auto-text-indent="false"/>
      <style:text-properties style:font-name="DejaVu Sans" fo:font-size="11pt" officeooo:rsid="0010d334" officeooo:paragraph-rsid="0010d334" style:font-size-asian="11pt" style:font-size-complex="11pt"/>
    </style:style>
    <style:style style:name="P10" style:family="paragraph" style:parent-style-name="Standard">
      <style:paragraph-properties fo:margin-left="0in" fo:margin-right="0in" fo:text-indent="0in" style:auto-text-indent="false"/>
      <style:text-properties style:font-name="Arial" fo:font-weight="normal" officeooo:rsid="00190e47" officeooo:paragraph-rsid="00190e47" style:font-weight-asian="normal" style:font-weight-complex="normal"/>
    </style:style>
    <style:style style:name="P11" style:family="paragraph" style:parent-style-name="Standard">
      <style:paragraph-properties fo:margin-left="0in" fo:margin-right="0in" fo:text-indent="0in" style:auto-text-indent="false"/>
      <style:text-properties style:font-name="DejaVu Sans" fo:font-size="11pt" fo:font-weight="normal" officeooo:rsid="0013c815" officeooo:paragraph-rsid="0014cf27" style:font-size-asian="11pt" style:font-weight-asian="normal" style:font-size-complex="11pt" style:font-weight-complex="normal"/>
    </style:style>
    <style:style style:name="P12" style:family="paragraph" style:parent-style-name="Standard">
      <style:paragraph-properties fo:margin-left="0in" fo:margin-right="0in" fo:text-indent="0in" style:auto-text-indent="false"/>
      <style:text-properties style:font-name="DejaVu Sans" fo:font-size="11pt" fo:font-weight="normal" officeooo:rsid="0016d6dc" officeooo:paragraph-rsid="0016d6dc"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DejaVu Sans" fo:font-size="11pt" fo:font-weight="normal" officeooo:rsid="00190e47" officeooo:paragraph-rsid="00190e47" style:font-size-asian="11pt" style:font-weight-asian="normal" style:font-size-complex="11pt" style:font-weight-complex="normal"/>
    </style:style>
    <style:style style:name="P14" style:family="paragraph" style:parent-style-name="Standard">
      <style:paragraph-properties fo:margin-left="0in" fo:margin-right="0in" fo:text-indent="0in" style:auto-text-indent="false"/>
      <style:text-properties style:font-name="DejaVu Sans" fo:font-size="11pt" fo:font-weight="normal" officeooo:rsid="0010d334" officeooo:paragraph-rsid="0010d334" style:font-size-asian="11pt" style:font-weight-asian="normal" style:font-size-complex="11pt" style:font-weight-complex="normal"/>
    </style:style>
    <style:style style:name="P15" style:family="paragraph" style:parent-style-name="Standard" style:list-style-name="L1" style:master-page-name="">
      <loext:graphic-properties draw:fill="none"/>
      <style:paragraph-properties fo:margin-left="0in" fo:margin-right="0in" fo:text-indent="0in" style:auto-text-indent="false" style:page-number="auto" fo:background-color="transparent"/>
      <style:text-properties style:font-name="DejaVu Sans" fo:font-size="11pt" fo:font-weight="normal" officeooo:paragraph-rsid="001e906e" style:font-size-asian="11pt" style:font-weight-asian="normal" style:font-size-complex="11pt" style:font-weight-complex="normal"/>
    </style:style>
    <style:style style:name="P16" style:family="paragraph" style:parent-style-name="Text_20_body">
      <style:text-properties officeooo:paragraph-rsid="001d08e1"/>
    </style:style>
    <style:style style:name="P17" style:family="paragraph" style:parent-style-name="Text_20_body">
      <style:text-properties fo:font-weight="bold" officeooo:paragraph-rsid="0021a553" style:font-weight-asian="bold" style:font-weight-complex="bold"/>
    </style:style>
    <style:style style:name="P18" style:family="paragraph" style:parent-style-name="Text_20_body">
      <style:text-properties fo:font-weight="normal" officeooo:paragraph-rsid="001d08e1" style:font-weight-asian="normal" style:font-weight-complex="normal"/>
    </style:style>
    <style:style style:name="P19" style:family="paragraph" style:parent-style-name="Text_20_body">
      <style:text-properties fo:font-weight="normal" officeooo:rsid="0021246b" officeooo:paragraph-rsid="0021246b" style:font-weight-asian="normal" style:font-weight-complex="normal"/>
    </style:style>
    <style:style style:name="P20" style:family="paragraph" style:parent-style-name="Text_20_body">
      <style:text-properties fo:font-weight="normal" officeooo:paragraph-rsid="0021a553" style:font-weight-asian="normal" style:font-weight-complex="normal"/>
    </style:style>
    <style:style style:name="P21" style:family="paragraph" style:parent-style-name="Text_20_body">
      <style:text-properties officeooo:rsid="0021246b" officeooo:paragraph-rsid="0021246b"/>
    </style:style>
    <style:style style:name="P22" style:family="paragraph" style:parent-style-name="Text_20_body">
      <style:text-properties officeooo:rsid="0021a553" officeooo:paragraph-rsid="0021a553"/>
    </style:style>
    <style:style style:name="P23" style:family="paragraph" style:parent-style-name="Text_20_body">
      <style:text-properties style:font-name="DejaVu Sans" fo:font-size="11pt" fo:font-weight="normal" officeooo:paragraph-rsid="0021a553" style:font-size-asian="11pt" style:font-weight-asian="normal" style:font-size-complex="11pt" style:font-weight-complex="normal"/>
    </style:style>
    <style:style style:name="P24" style:family="paragraph" style:parent-style-name="Text_20_body">
      <style:text-properties style:font-name="DejaVu Sans" fo:font-size="11pt" fo:font-weight="normal" officeooo:paragraph-rsid="001d08e1" style:font-size-asian="11pt" style:font-weight-asian="normal" style:font-size-complex="11pt" style:font-weight-complex="normal"/>
    </style:style>
    <style:style style:name="P25" style:family="paragraph" style:parent-style-name="Text_20_body">
      <style:text-properties style:font-name="Lato Medium" fo:font-size="11pt" officeooo:paragraph-rsid="001d08e1" style:font-size-asian="11pt" style:font-size-complex="11pt"/>
    </style:style>
    <style:style style:name="P26" style:family="paragraph" style:parent-style-name="Text_20_body">
      <style:text-properties style:font-name="Lato Medium" officeooo:paragraph-rsid="001d08e1"/>
    </style:style>
    <style:style style:name="P27" style:family="paragraph" style:parent-style-name="Text_20_body">
      <style:text-properties style:font-name="Lato Medium1" officeooo:paragraph-rsid="001d08e1"/>
    </style:style>
    <style:style style:name="P28" style:family="paragraph" style:parent-style-name="Text_20_body" style:list-style-name="L2"/>
    <style:style style:name="P29" style:family="paragraph" style:parent-style-name="Text_20_body">
      <style:paragraph-properties fo:margin-left="0in" fo:margin-right="0in" fo:text-indent="0in" style:auto-text-indent="false"/>
      <style:text-properties style:font-name="DejaVu Sans" fo:font-size="11pt" officeooo:rsid="0021a553" officeooo:paragraph-rsid="0021a553" style:font-size-asian="11pt" style:font-size-complex="11pt"/>
    </style:style>
    <style:style style:name="P30" style:family="paragraph" style:parent-style-name="Text_20_body" style:list-style-name="L2">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style="italic" officeooo:rsid="001a9b36" style:font-style-asian="italic" style:font-style-complex="italic"/>
    </style:style>
    <style:style style:name="T3" style:family="text">
      <style:text-properties officeooo:rsid="001164d4"/>
    </style:style>
    <style:style style:name="T4" style:family="text">
      <style:text-properties fo:font-style="normal" style:font-style-asian="normal" style:font-style-complex="normal"/>
    </style:style>
    <style:style style:name="T5" style:family="text">
      <style:text-properties fo:font-style="normal" officeooo:rsid="0018128e" style:font-style-asian="normal" style:font-style-complex="normal"/>
    </style:style>
    <style:style style:name="T6" style:family="text">
      <style:text-properties fo:font-style="normal" officeooo:rsid="001a9b36" style:font-style-asian="normal" style:font-style-complex="normal"/>
    </style:style>
    <style:style style:name="T7" style:family="text">
      <style:text-properties fo:font-style="normal" officeooo:rsid="001c4694" style:font-style-asian="normal" style:font-style-complex="normal"/>
    </style:style>
    <style:style style:name="T8" style:family="text">
      <style:text-properties officeooo:rsid="0013c815"/>
    </style:style>
    <style:style style:name="T9" style:family="text">
      <style:text-properties officeooo:rsid="001e906e"/>
    </style:style>
    <style:style style:name="T10" style:family="text">
      <style:text-properties officeooo:rsid="001f8365"/>
    </style:style>
    <style:style style:name="T11" style:family="text">
      <style:text-properties officeooo:rsid="0021246b"/>
    </style:style>
    <style:style style:name="T12" style:family="text">
      <style:text-properties officeooo:rsid="0021a553"/>
    </style:style>
    <style:style style:name="T13" style:family="text">
      <style:text-properties fo:font-weight="bold" style:font-weight-asian="bold" style:font-weight-complex="bold"/>
    </style:style>
    <style:style style:name="T14" style:family="text">
      <style:text-properties style:font-name="Lato Medium"/>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When do we use Citations?</text:h>
      <text:p text:style-name="Text_20_body">Citations aren’t just for professional client reports! When we care about our work having permanent value, we cite our sources:</text:p>
      <text:list xml:id="list4191560086" text:style-name="L2">
        <text:list-item>
          <text:p text:style-name="P30">in our working notes (always!) </text:p>
        </text:list-item>
        <text:list-item>
          <text:p text:style-name="P30">in written work such as a report, a biographical sketch, a family history </text:p>
        </text:list-item>
        <text:list-item>
          <text:p text:style-name="P30">on the face of image copies of records (for example, photocopies, printed scans, electronic copies) </text:p>
        </text:list-item>
        <text:list-item>
          <text:p text:style-name="P28">in our genealogy software (for example, Reunion, Legacy Family Tree, Heredis, RootsMagic) </text:p>
        </text:list-item>
      </text:list>
      <text:h text:style-name="Heading_20_3" text:outline-level="3">Published Sources</text:h>
      <text:p text:style-name="P3"/>
      <text:p text:style-name="P3">Published sources template: </text:p>
      <text:p text:style-name="P3"/>
      <text:p text:style-name="P9">[author/creator], [<text:span text:style-name="T1">title in italics</text:span>], [(publication information in parentheses)], [page number(s)].</text:p>
      <text:p text:style-name="P9"/>
      <text:p text:style-name="P29">This pattern in terms of questions is:</text:p>
      <text:p text:style-name="P29">Who, What, </text:p>
      <text:p text:style-name="P3"/>
      <text:p text:style-name="P5">Books</text:p>
      <text:p text:style-name="P7"/>
      <text:p text:style-name="P14">Jack D. Forbes,<text:span text:style-name="T1"> Apache, Navaho, and Spaniard</text:span>, 2nd ed. (Norman: University of Oklahoma Press, 1994), 25.</text:p>
      <text:p text:style-name="P14"/>
      <text:p text:style-name="P8">Richard Overy, Ph.D., <text:bookmark text:name="title"/><text:bookmark text:name="productTitle"/><text:span text:style-name="T1">The Dictators: Hitler's Germany, Stalin's Russia </text:span>(W. W. Norton &amp; Company, 2006), <text:span text:style-name="T3">45.</text:span></text:p>
      <text:p text:style-name="P8"/>
      <text:p text:style-name="P8"><text:bookmark text:name="title1"/><text:bookmark text:name="productTitle1"/>Richard J. Evans, <text:span text:style-name="T1">The Coming of the Third Reich</text:span> (The Penguin Press (February 9, 2004), <text:span text:style-name="T8">145.</text:span></text:p>
      <text:p text:style-name="Standard"/>
      <text:p text:style-name="P6">Journal Articles</text:p>
      <text:p text:style-name="P6"/>
      <text:p text:style-name="P11">Melissa A. Johnson, “Mothers for Sophie (Kanetski) Howe of Scranton, Pennsylvania,” <text:span text:style-name="T1">National Genealogical Society Quarterly </text:span>103 (June 2015): 105-13. </text:p>
      <text:p text:style-name="P11"/>
      <text:p text:style-name="P12">Shannon Green, “Parents for Cynthia (Parker) Wilcoxon of Ohio and West Virginia”, <text:span text:style-name="T1">National Genealogical Quarterly </text:span><text:span text:style-name="T5">105 </text:span><text:span text:style-name="T6">(June 2017)</text:span><text:span text:style-name="T5">, 93-100.</text:span></text:p>
      <text:p text:style-name="P12"><text:span text:style-name="T5"/></text:p>
      <text:p text:style-name="P13"><text:span text:style-name="T5">J</text:span><text:span text:style-name="T4">oan A. Hunter, “The Misattributed Military History of Amos Parson—Mariner, Farmer, and Soldier—of Gloucester, Ipswich, Rowley, Newbury, Sutton, Oxford, and Ward, M</text:span><text:span text:style-name="T6">a</text:span><text:span text:style-name="T4">ssachusetts”, </text:span><text:span text:style-name="T2">National Genealogical Quarterly </text:span><text:span text:style-name="T6">103 (June </text:span><text:span text:style-name="T7">2017), 101-108</text:span></text:p>
      <text:p text:style-name="P10"><text:span text:style-name="T7"/></text:p>
      <text:p text:style-name="P4">Websites</text:p>
      <text:p text:style-name="P4"/>
      <text:list xml:id="list1217848709" text:style-name="L1">
        <text:list-header>
          <text:p text:style-name="P15"><text:span text:style-name="T9">Judy G. Russell, </text:span>“Copyright and the Newspaper Article,” <text:span text:style-name="T1">The Legal Genealogist </text:span></text:p>
        </text:list-header>
      </text:list>
      <text:p text:style-name="Standard"><text:soft-page-break/></text:p>
      <text:p text:style-name="Standard"/>
      <text:h text:style-name="P1" text:outline-level="3"><text:span text:style-name="T10">Unp</text:span>ublished Sources</text:h>
      <text:p text:style-name="P16"/>
      <text:p text:style-name="P21">Unpublished sources template:</text:p>
      <text:p text:style-name="P21">[creator of source, if known], [name of source], [specific item, person, or entry], [further info if needed to find the specific record or file]; [repository name, city, state].</text:p>
      <text:p text:style-name="P22">This pattern in terms of questions is:</text:p>
      <text:p text:style-name="P22">Who, What, Wherein; Where [is]</text:p>
      <text:p text:style-name="P16">Citing a record that we have viewed online can be a little more complicated. Here’s the citation for a marriage record that you might see in a county office:</text:p>
      <text:p text:style-name="P25">Crawford County, Ohio, Marriage Record [Volume] No. 5 1854-1860, p. 36, Henige-Foit; Crawford County Probate Court, Bucyrus, Ohio.</text:p>
      <text:p text:style-name="P16">This citation is saying that source is a volume of marriage records created by Crawford County in Ohio, and the entry of interest (marriage of Henige and Foit) is on page 36 of that volume. How do we know what title to give that particular volume? In this case, we took it from the spine of the book itself: Marriage Record No. 5 1854-1860. To add clarity, I added the <text:s/>word “volume” but put it in square brackets to indicate that that word doesn’t actually appear in the title.</text:p>
      <text:p text:style-name="P16">There are a variety of options for indicating that you viewed the record online, some more detailed than others. Generally, you’d omit the <text:span text:style-name="T13">physical</text:span> repository (that county probate office and the town it’s in) and replace it with the online info. Here’s the simplest option:</text:p>
      <text:p text:style-name="P26">Crawford County, Ohio, Marriage Record [Volume] No. 5 1854–1860, p. 36, Henige-Foit; viewed at <text:span text:style-name="T1">FamilySearch</text:span> (https://familysearch.org : viewed on 31 March 2014), image 101.</text:p>
      <text:p text:style-name="P16">The small drawback to that option is that “image 101” doesn’t point your reader (or remind you) in which specific collection it is image 101. We can add the collection name to make it clearer:</text:p>
      <text:p text:style-name="P26">Crawford County, Ohio, Marriage Record [Volume] No. 5 1854-1860, p. 36, Henige-Foit; viewed at “Ohio, County Marriages, 1789-1994,” <text:span text:style-name="T1">FamilySearch</text:span> (https://familysearch.org : viewed on 31 March 2014), image 101.</text:p>
      <text:p text:style-name="P16">Notice that the description of the actual record and the online information are separate groupings—we even use a semi-colon to mark the division. The page number stays with the information about the volume of marriage records; the image number stays with the online information.</text:p>
      <text:p text:style-name="P16">If we want to be very precise about the online location, we can describe even more specifically where in that collection of Ohio County marriages that image is, adding in the title <text:soft-page-break/>of the sub-collection along with that image number. There are a few different acceptable ways to do that; here’s one of them:</text:p>
      <text:p text:style-name="P27">Crawford County, Ohio, Marriage Record [Volume] No. 5 1854-1860, p. 36, Henige-Foit; viewed at “Ohio, County Marriages, 1789-1994,” FamilySearch (https://familysearch.org : viewed on 31 March 2014), Crawford marriage records 1854-1860 vol. 5, image 101.</text:p>
      <text:p text:style-name="P16">There are a lot of ongoing conversations in the field of genealogy about how to cite sources viewed online, and a lot of opinions (for example, is the “viewed on” date really needed?), so you will inevitably see some variation in styles among professional genealogists and among genealogical publications. Bottom line: communicate clearly what exactly the source is and where it can be seen.</text:p>
      <text:p text:style-name="P1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Amazon Ember" svg:font-family="'Amazon Ember', Arial, sans-serif"/>
    <style:font-face style:name="Lohit Devanagari1" svg:font-family="'Lohit Devanagari'"/>
    <style:font-face style:name="Liberation Sans" svg:font-family="'Liberation Sans'" style:font-family-generic="swiss"/>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3T15:43:16.746421314</meta:creation-date>
    <dc:date>2020-12-03T16:52:58.663312326</dc:date>
    <meta:editing-duration>PT1H9M24S</meta:editing-duration>
    <meta:editing-cycles>33</meta:editing-cycles>
    <meta:generator>LibreOffice/7.0.2.2$Linux_X86_64 LibreOffice_project/00$Build-2</meta:generator>
    <meta:document-statistic meta:table-count="0" meta:image-count="0" meta:object-count="0" meta:page-count="3" meta:paragraph-count="37" meta:word-count="742" meta:character-count="4706" meta:non-whitespace-character-count="4001"/>
  </office:meta>
</office:document-meta>
</file>